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1F00000021E27A8E3345ED969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f97f5" officeooo:paragraph-rsid="001f97f5"/>
    </style:style>
    <style:style style:name="P2" style:family="paragraph" style:parent-style-name="Standard">
      <style:paragraph-properties fo:text-align="start" style:justify-single-word="false"/>
      <style:text-properties officeooo:rsid="001f97f5" officeooo:paragraph-rsid="001f97f5"/>
    </style:style>
    <style:style style:name="P3" style:family="paragraph" style:parent-style-name="Footnote">
      <style:text-properties officeooo:rsid="001da22f" officeooo:paragraph-rsid="001f97f5"/>
    </style:style>
    <style:style style:name="P4" style:family="paragraph" style:parent-style-name="Standard">
      <style:text-properties officeooo:rsid="001da22f" officeooo:paragraph-rsid="001da22f"/>
    </style:style>
    <style:style style:name="P5" style:family="paragraph" style:parent-style-name="Standard">
      <style:paragraph-properties fo:text-align="start" style:justify-single-word="false"/>
      <style:text-properties officeooo:rsid="001da22f" officeooo:paragraph-rsid="001da22f"/>
    </style:style>
    <style:style style:name="P6" style:family="paragraph" style:parent-style-name="Footnote">
      <style:text-properties officeooo:paragraph-rsid="001f97f5"/>
    </style:style>
    <style:style style:name="P7" style:family="paragraph" style:parent-style-name="Text_20_body">
      <style:text-properties officeooo:rsid="00216f00" officeooo:paragraph-rsid="00216f00"/>
    </style:style>
    <style:style style:name="P8" style:family="paragraph" style:parent-style-name="Heading_20_1">
      <style:text-properties officeooo:rsid="001f97f5" officeooo:paragraph-rsid="001f97f5"/>
    </style:style>
    <style:style style:name="P9" style:family="paragraph" style:parent-style-name="Heading_20_1">
      <style:text-properties officeooo:paragraph-rsid="00224823"/>
    </style:style>
    <style:style style:name="P10" style:family="paragraph" style:parent-style-name="Standard" style:list-style-name="L1">
      <style:text-properties officeooo:rsid="001da22f" officeooo:paragraph-rsid="001da22f"/>
    </style:style>
    <style:style style:name="P11" style:family="paragraph" style:parent-style-name="Standard" style:list-style-name="L2">
      <style:paragraph-properties fo:text-align="start" style:justify-single-word="false"/>
      <style:text-properties officeooo:rsid="001da22f" officeooo:paragraph-rsid="001da22f"/>
    </style:style>
    <style:style style:name="P12" style:family="paragraph" style:parent-style-name="Standard" style:list-style-name="L4">
      <style:paragraph-properties fo:text-align="start" style:justify-single-word="false"/>
      <style:text-properties officeooo:rsid="001f97f5" officeooo:paragraph-rsid="001f97f5"/>
    </style:style>
    <style:style style:name="P13" style:family="paragraph" style:parent-style-name="Text_20_body" style:list-style-name="L3">
      <style:text-properties officeooo:rsid="001f97f5" officeooo:paragraph-rsid="001f97f5"/>
    </style:style>
    <style:style style:name="P14" style:family="paragraph" style:parent-style-name="Text_20_body">
      <style:text-properties officeooo:rsid="00216f00" officeooo:paragraph-rsid="00216f00"/>
    </style:style>
    <style:style style:name="P15" style:family="paragraph" style:parent-style-name="Text_20_body">
      <style:text-properties officeooo:rsid="00216f00" officeooo:paragraph-rsid="00224823"/>
    </style:style>
    <style:style style:name="P16" style:family="paragraph" style:parent-style-name="Text_20_body">
      <style:text-properties officeooo:rsid="00224823" officeooo:paragraph-rsid="00224823"/>
    </style:style>
    <style:style style:name="P17" style:family="paragraph" style:parent-style-name="Text_20_body" style:list-style-name="L5">
      <style:text-properties officeooo:rsid="00224823" officeooo:paragraph-rsid="00224823"/>
    </style:style>
    <style:style style:name="P18" style:family="paragraph" style:parent-style-name="Text_20_body" style:list-style-name="L6">
      <style:text-properties officeooo:rsid="00224823" officeooo:paragraph-rsid="00224823"/>
    </style:style>
    <style:style style:name="T1" style:family="text">
      <style:text-properties officeooo:rsid="0022482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text:span text:style-name="T1">Création des exercices</text:span></text:h>
      <text:p text:style-name="P16">Chaque niveau aura sa propre référence vers une base de données comprenant les ressources qu’il doit utiliser afin de générer l’exercice à proposer. L’utilisation qui sera faite de cette base de données et des infos qui en sont extraites dépendra du niveau de difficulté attribué au niveau de jeu.</text:p>
      <text:p text:style-name="P16">Par exemple, dans le niveau de jeu consistant à réaliser des courses, on peut imaginer un premier niveau de difficulté pour lequel il faut récupérer un seul exemplaire d’un nombre limité d’ingrédients, un deuxième niveau pour lequel la liste d’ingrédients potentiels se verraient agrandie, un troisième niveau dans lequel le nombre d’exemplaires de chaque ingrédient ne serait plus limité à un seul mais à quelques uns, un quatrième niveau pour lequel les prix indiqués ne seraient plus rond mais à virgule, un cinquième niveau dans lequel on doit peser nous-même le poids de chacun des articles pour payer selon le poids, un sixième dans lequel on pourrait rajouter des ristournes à la pièce ou en pourcentage, etc.</text:p>
      <text:p text:style-name="P16">Toutes les informations permettant de structurer les informations à aller récupérer seraient incluses dans le code du jeu, mais les bornes d’informations (comme le prix minimum et le prix maximum entre lesquels peuvent être un ingrédient pour un certain niveau) seraient disponibles dans la base de données. Il ne reste plus alors qu’à effectuer une fonction aléatoire pour obtenir la valeur qui sera attribué à l’objet quand l’exercice est proposé au joueur.</text:p>
      <text:p text:style-name="P16">Aussi, les informations entrées dans la base de données, puisqu’elles ne sont pas directement dans le code du jeu, peuvent être mises à jour relativement facilement afin de les équilibrer, sans toucher au code du jeu et donc sans devoir forcer une mise à jour du côté du joueur. À partir de là, seules les bases de données devront se synchroniser et se mettre à jour, le joueur n’aura rien à faire.</text:p>
      <text:h text:style-name="Heading_20_1" text:outline-level="1">Point de vue pédagogique</text:h>
      <text:p text:style-name="P16">Parler ici de la théorie pédagogique suivie, des objectifs poursuivis par l’application d’un point de vue pédagogique et des alternatives étudiées.</text:p>
      <text:h text:style-name="Heading_20_1" text:outline-level="1">Plateforme de jeu</text:h>
      <text:p text:style-name="P16">Parler ici de la plateforme principale visée par le jeu ainsi que les plateformes étudiées dans le cadre d’un développement cross-platform de l’application.</text:p>
      <text:p text:style-name="P16">Pourquoi choisir ces plateformes-là en particulier et pourquoi pas d’autres ? Parler de leurs avantages et inconvénients, de leurs capacités, du fait qu’elles soient abordables ou non pour les élèves et/ou les écoles.</text:p>
      <text:h text:style-name="Heading_20_1" text:outline-level="1">Comment vendre le jeu ?</text:h>
      <text:p text:style-name="P16">Parler du côté marketing nécessaire à la promotion et à la vente du jeu</text:p>
      <text:p text:style-name="P16">Parler du système de licence et de vente du jeu</text:p>
      <text:h text:style-name="Heading_20_1" text:outline-level="1">Questions à se poser par rapport à la base de données liée au jeu</text:h>
      <text:list text:style-name="L1">
        <text:list-item>
          <text:p text:style-name="P10">Quelle est la taille des données à stocker ?</text:p>
        </text:list-item>
        <text:list-item>
          <text:p text:style-name="P10">Quelle est le type de données à stocker ?</text:p>
        </text:list-item>
        <text:list-item>
          <text:p text:style-name="P10">Combien de joueurs devront avoir accès simultanément aux données ?</text:p>
        </text:list-item>
        <text:list-item>
          <text:p text:style-name="P10">Combien de temps de réponse espéré ?</text:p>
        </text:list-item>
        <text:list-item>
          <text:p text:style-name="P10">Quel est le budget ?</text:p>
        </text:list-item>
        <text:list-item>
          <text:p text:style-name="P10">Qui aura accès à la base de données ?</text:p>
        </text:list-item>
        <text:list-item>
          <text:p text:style-name="P10">Quelle est la sécurité requise pour les données ?</text:p>
        </text:list-item>
      </text:list>
      <text:p text:style-name="P4"/>
      <text:h text:style-name="Heading_20_1" text:outline-level="1">Fournisseurs de services Cloud proposant des services de stockage de données pour les bases de données</text:h>
      <text:list text:style-name="L2">
        <text:list-item>
          <text:p text:style-name="P11">Amazon Web Services (AWS) propose :</text:p>
          <text:list>
            <text:list-item>
              <text:p text:style-name="P11">Amazon RDS : service de base de données relationnelle qui prend en charge MySQL, PostgreSQL, Oracle et Microsoft SQL Server ;</text:p>
            </text:list-item>
            <text:list-item>
              <text:p text:style-name="P11">Amazon DynamoDB : service de base de données NoSQL ;</text:p>
            </text:list-item>
          </text:list>
        </text:list-item>
        <text:list-item>
          <text:p text:style-name="P11">Google Cloud Platform (GCP) propose :</text:p>
          <text:list>
            <text:list-item>
              <text:p text:style-name="P11">Google Cloud SQL : service de base de données relationnelle qui prend en charge MySQL et PostgreSQL ;</text:p>
            </text:list-item>
            <text:list-item>
              <text:p text:style-name="P11">Google Cloud Spanner : service de base de données relationnelle pour applications nécessitant une mise à l’échelle horizontale<text:note text:id="ftn1" text:note-class="endnote"><text:note-citation>i</text:note-citation><text:note-body><text:p text:style-name="P3">La mise à l’échelle horizontale est une méthode d’extension de la capacité d’un système en ajoutant davantage de ressources de calcul, de stockage ou de traitement, en ajoutant de nouveaux nœuds au système plutôt qu’en augmentant la puissance des nœuds existants.</text:p><text:p text:style-name="P3"><text:tab/>Dans le contexte d’une base de données, la mise à l’échelle horizontale implique l’ajout de nouveaux nœuds (serveurs) au cluster de base de données, ce qui permet d’augmenter sa capacité de stockage et de traitement des requêtes. Cela peut aider à améliorer les performances et à gérer des charges de travail plus importantes. En outre, la mise à l’échelle horizontale permet également d’améliorer la disponibilité de la base de données, car en cas de défaillance d’un nœud, les autres nœuds peuvent continuer à fonctionner, ce qui garantit la continuité du service.</text:p><text:p text:style-name="P3"><text:tab/>La mise à l’échelle horizontale est souvent utilisée dans les écosystèmes cloud modernes, où les charges de travail sont imprévisibles et où la capacité doit être facilement adaptable pour répondre aux demandes changeantes.</text:p></text:note-body></text:note> ;</text:p>
            </text:list-item>
          </text:list>
        </text:list-item>
        <text:list-item>
          <text:p text:style-name="P11">Microsoft Azure propose :</text:p>
          <text:list>
            <text:list-item>
              <text:p text:style-name="P11">SQL Database : service de base de données relationnelles ;</text:p>
            </text:list-item>
            <text:list-item>
              <text:p text:style-name="P11">Cosmos DB : service de base de données NoSQL ;</text:p>
            </text:list-item>
            <text:list-item>
              <text:p text:style-name="P11">Azure Database pour PostgreSQL et MySQL ;</text:p>
            </text:list-item>
          </text:list>
        </text:list-item>
        <text:list-item>
          <text:p text:style-name="P11">IBM Cloud propose :</text:p>
          <text:list>
            <text:list-item>
              <text:p text:style-name="P11">Db2 : service de base de données relationnelles ;</text:p>
            </text:list-item>
            <text:list-item>
              <text:p text:style-name="P11">Cloudant : service de base de données NoSQL ;</text:p>
            </text:list-item>
            <text:list-item>
              <text:p text:style-name="P11">Compose : Service de base de données pour plusieurs types de bases de données.</text:p>
            </text:list-item>
          </text:list>
        </text:list-item>
        <text:list-item>
          <text:p text:style-name="P11">Oracle Cloud Infrastructure propose :</text:p>
          <text:list>
            <text:list-item>
              <text:p text:style-name="P11">Oracle Autonomous Database : service de base de données qui utilise l’IA et l’apprentissage automatique ;</text:p>
            </text:list-item>
            <text:list-item>
              <text:p text:style-name="P11">MySQL Database Service : service de base de données relationnelle ;</text:p>
            </text:list-item>
            <text:list-item>
              <text:p text:style-name="P11">NoSQL Database : service de base de données NoSQL.</text:p>
            </text:list-item>
          </text:list>
        </text:list-item>
      </text:list>
      <text:p text:style-name="P5"/>
      <text:h text:style-name="P8" text:outline-level="1">Quels sont les systèmes de base de données compatibles avec Unity ?</text:h>
      <text:p text:style-name="P1">Unity prend en charge plusieurs systèmes de base de données, notamment :</text:p>
      <text:list text:style-name="L3">
        <text:list-item>
          <text:p text:style-name="P13">SQLite : c’est un système de gestion de base de données relationnelle léger et open-source qui est souvent utilisé pour les applications mobiles et de bureau. Il est facile à intégrer avec Unity grâce à des packages de connexion.</text:p>
          <text:list>
            <text:list-item>
              <text:p text:style-name="P13">Fonctionnalités : SQLite est une base de données légère qui stocke les données dans un fichier plat. Elle est rapide, portable et ne nécessite pas de serveur. Elle prend en charge les transactions ACID<text:note text:id="ftn2" text:note-class="endnote"><text:note-citation>ii</text:note-citation><text:note-body><text:p text:style-name="P6">Les transactions ACID sont un ensemble de propriétés garantissant que les transactions dans une base de données sont exécutées de manière fiable. ACID signifie Atomicité, Cohérence, Isolation et Durabilité.</text:p><text:p text:style-name="P6"><text:tab/>- Atomicité : une transaction doit être considérée comme une opération unique et indivisible. Si une partie de la transaction échoue, l’ensemble de la transaction doit être annulée (rollback).</text:p><text:p text:style-name="P6"><text:tab/>- Cohérence : la base de données doit passer d’un état valide à un autre état valide. Toutes les contraintes de la base de données doivent être respectées.</text:p><text:p text:style-name="P6"><text:tab/>- Isolation : chaque transaction doit être isolée des autres transactions en cours d’exécution. Les transactions ne doivent pas interférer les unes avec les autres.</text:p><text:p text:style-name="P6"><text:tab/>- Durabilité : une fois qu’une transaction est validée, elle doit être permanente et résister aux pannes du système.</text:p><text:p text:style-name="P6"><text:tab/>Ces propriétés sont importantes pour garantir l’intégrité des données dans une base de données, en particulier dans les systèmes où plusieurs utilisateurs peuvent accéder simultanément à la même base de données.</text:p></text:note-body></text:note> et les contraintes de clé étrangère.</text:p>
            </text:list-item>
            <text:list-item>
              <text:p text:style-name="P13">Avantages : SQLite est simple à utiliser, rapide et ne nécessite pas de configuration de serveur. Elle est également largement utilisée dans les applications mobiles et les navigateurs Web. Elle consomme peu de ressources système.</text:p>
            </text:list-item>
            <text:list-item>
              <text:p text:style-name="P13">Inconvénients : SQLite n’est pas conçue pour les environnements de haute charge ou les applications nécessitant des fonctionnalités avancées telles que la réplication. Elle n’est pas adaptée aux environnements multi-utilisateurs.</text:p>
            </text:list-item>
          </text:list>
        </text:list-item>
        <text:list-item>
          <text:p text:style-name="P13">MySQL : c’est un système de gestion de base de données relationnelle open-source qui est souvent utilisé pour les applications Web. Il peut être utilisé avec Unity en utilisant une bibliothèque de connexion MySQL pour .NET.</text:p>
          <text:list>
            <text:list-item>
              <text:p text:style-name="P13">Fonctionnalités : MySQL est une base de données relationnelle open source qui prend en charge les transactions ACID et les contraintes de clé étrangère. Elle prend en charge la réplication et la haute disponibilité.</text:p>
            </text:list-item>
            <text:list-item>
              <text:p text:style-name="P13">Avantages : MySQL est facile à utiliser, largement pris en charge et dispose d’une grande communauté de développeurs. Elle est également rapide et évolutive pour les environnements à haute charge. Elle possède des performances élevées pour les grandes quantités de données, une gestion efficace des environnements multi-utilisateurs et est open source et gratuite.</text:p>
            </text:list-item>
            <text:list-item>
              <text:p text:style-name="P13">Inconvénients : MySQL peut être moins sécurisée que certaines autres bases de données, en particulier lorsqu’elle est mal configurée.</text:p>
            </text:list-item>
          </text:list>
        </text:list-item>
        <text:list-item>
          <text:p text:style-name="P13">PostgreSQL : c’est un système de gestion de base de données relationnelle open-source qui est souvent utilisé pour les applications d’entreprise. Il peut être utilisé avec Unity en utilisant une bibliothèque de connexion PostgreSQL pour .NET.</text:p>
          <text:list>
            <text:list-item>
              <text:p text:style-name="P13">Fonctionnalités : PostgreSQL est une base de données relationnelle open source qui prend en charge les transactions ACID et les contraintes de clé étrangère. Elle prend en charge la réplication, la haute disponibilité et les requêtes complexes.</text:p>
            </text:list-item>
            <text:list-item>
              <text:p text:style-name="P13">Avantages : PostgreSQL est considérée comme l’une des bases de données les plus puissantes et les plus robustes. Elle est hautement personnalisable et dispose de nombreuses fonctionnalités avancées. Elle possède des performances élevées pour les grandes quantités de données, une gestion efficace des environnements multi-utilisateurs et est open source et gratuite. </text:p>
            </text:list-item>
            <text:list-item>
              <text:p text:style-name="P13">Inconvénients : PostgreSQL peut être plus difficile à utiliser pour les débutants et nécessite une configuration plus avancée que certaines autres bases de données.</text:p>
            </text:list-item>
          </text:list>
        </text:list-item>
        <text:list-item>
          <text:p text:style-name="P13">Microsoft SQL Server : c’est un système de gestion de base de données relationnelle propriétaire qui est souvent utilisé pour les applications d’entreprise. Il peut être utilisé avec Unity en utilisant une bibliothèque de connexion SQL Server pour .NET.</text:p>
          <text:list>
            <text:list-item>
              <text:p text:style-name="P13">Fonctionnalités : Microsoft SQL Server est une base de données relationnelle développée par Microsoft. Elle prend en charge les transactions ACID et les contraintes de clé étrangère. Elle est hautement personnalisable et prend en charge la réplication et la haute disponibilité.</text:p>
            </text:list-item>
            <text:list-item>
              <text:p text:style-name="P13">Avantages : Microsoft SQL Server est facile à utiliser, largement pris en charge et dispose d’une grande communauté de développeurs. Elle est également hautement personnalisable et évolutive pour les environnements à haute charge. Elle possède des performances élevées pour les grandes quantités de données, une gestion efficace des environnements multi-utilisateurs et est open source et gratuite. Elle permet une intégration étroite avec les outils Microsoft.</text:p>
            </text:list-item>
            <text:list-item>
              <text:p text:style-name="P13">Inconvénients : Microsoft SQL Server est une base de données propriétaire et peut être coûteuse. Elle est également limitée à l’environnement Windows.</text:p>
            </text:list-item>
          </text:list>
        </text:list-item>
      </text:list>
      <text:p text:style-name="P1">Il existe également d’autres systèmes de gestion de base de données compatibles avec Unity, notamment Oracle et MongoDB, mais leur intégration nécessite souvent des bibliothèques tierces ou des plugins.</text:p>
      <text:h text:style-name="Heading_20_1" text:outline-level="1">Comment connecter un projet Unity avec une base de données ?</text:h>
      <text:p text:style-name="P2">Il y a plusieurs façons de connecter un projet Unity avec une base de données, mais voici une méthode courante :</text:p>
      <text:list text:style-name="L4">
        <text:list-item>
          <text:p text:style-name="P12">Tout d’abord, vous devez choisir le système de base de données que vous souhaitez utiliser et vous assurer que vous avez les informations de connexion nécessaire comme l’adresse du serveur, le nom de la base de données, le nom d’utilisateur et le mot de passe.</text:p>
        </text:list-item>
        <text:list-item>
          <text:p text:style-name="P12">Ensuite, vous devez télécharger un package de connexion pour Unity. L’un des packages les plus populaires est SQLite, qui est un système de gestion de base de données relationnelle léger.</text:p>
        </text:list-item>
        <text:list-item>
          <text:p text:style-name="P12">Vous devez ensuite importer le package SQLite dans votre projet Unity en utilisant l’onglet « Assets » et en sélectionnant « Import Package » dans le menu déroulant. Suivez les instructions pour installer le package.</text:p>
        </text:list-item>
        <text:list-item>
          <text:p text:style-name="P12">Ensuite, vous devez créer une classe C# dans Unity pour gérer la connexion à la base de données. Vous pouvez utiliser la bibliothèque SQLite pour ouvrir une connexion, exécuter des requêtes et fermer la connexion.</text:p>
        </text:list-item>
        <text:list-item>
          <text:p text:style-name="P12">Enfin, vous pouvez utiliser la classe pour se connecter à la base de données et exécuter des requêtes à partir de votre code Unity.</text:p>
        </text:list-item>
      </text:list>
      <text:p text:style-name="P2"/>
      <text:h text:style-name="Heading_20_1" text:outline-level="1">Opérations réalisées</text:h>
      <text:p text:style-name="P15"><draw:frame draw:style-name="fr1" draw:name="Image1" text:anchor-type="char" svg:width="17cm" svg:height="0.427cm" draw:z-index="0"><draw:image xlink:href="Pictures/100000010000051F00000021E27A8E3345ED9690.png" xlink:type="simple" xlink:show="embed" xlink:actuate="onLoad" draw:mime-type="image/png"/></draw:frame><text:s/></text:p>
      <text:p text:style-name="P15">Création d’un conteneur Docker pour la base de données Postgres</text:p>
      <text:p text:style-name="P7">Installation du NuGet Package Manager pour Unity</text:p>
      <text:p text:style-name="P7">Installation du package Npgsql (7,0,4) pour la gestion de la base de données depuis l’application sur Unity</text:p>
      <text:h text:style-name="Heading_20_1" text:outline-level="1">Outils utilisés pour la réalisation du projet</text:h>
      <text:list xml:id="list2952351112" text:style-name="L5">
        <text:list-item>
          <text:p text:style-name="P17">Système d’exploitation : Windows 11</text:p>
        </text:list-item>
        <text:list-item>
          <text:p text:style-name="P17">Moteur de jeu : Unity (version 2022.2.6f1) paramétré pour utiliser l’IDE Visual Studio Code.</text:p>
        </text:list-item>
        <text:list-item>
          <text:p text:style-name="P17">Base de données : un conteneur Docker basé sur PostgreSQL version 15 hébergé en local</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B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2T14:32:04.608000000</meta:creation-date>
    <dc:date>2023-05-04T17:05:34.276000000</dc:date>
    <meta:editing-duration>PT2H58M41S</meta:editing-duration>
    <meta:editing-cycles>4</meta:editing-cycles>
    <meta:generator>LibreOffice/7.5.0.3$Windows_X86_64 LibreOffice_project/c21113d003cd3efa8c53188764377a8272d9d6de</meta:generator>
    <meta:document-statistic meta:table-count="0" meta:image-count="1" meta:object-count="0" meta:page-count="2" meta:paragraph-count="84" meta:word-count="2009" meta:character-count="12343" meta:non-whitespace-character-count="10457"/>
  </office:meta>
</office:document-meta>
</file>